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Hei Pro" svg:font-family="LiHei Pro"/>
    <style:font-face style:name="PingFang TC" svg:font-family="PingFang TC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LiHei Pro" fo:font-size="12.0pt"/>
    </style:style>
    <style:style style:name="P2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3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cecec"/>
    </style:style>
    <style:style style:name="P4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0e0e0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32726"/>
    </style:style>
    <style:style style:name="T3" style:family="text">
      <style:text-properties fo:letter-spacing="0.0000in" fo:background-color="transparen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2"><text:span text:style-name="T1">孫從輔   |  2021.11.01 04:19   |   </text:span><text:a xlink:type="simple" xlink:href="http://palinfo.habago.org/Entry?Command=Information_PrintForum&amp;iPage=1#FORUM41179"><text:span text:style-name="T2">#</text:span></text:a></text:p>
      <text:p text:style-name="P3"><text:span text:style-name="T1">讓我用走狗之心度走狗之腹一下。走狗們之所以願意當走狗，必然是利之所趨。對走狗集團而言最大的利益是什麼？我能想到的是繼續掌權，甚至對某個走狗而言，是當第三任總統。如何能做到？蔣介石已經示範過，實施戒嚴，自然就吾三連，余又任了。這個戒嚴是在情勢危急下，抵抗大陸操弄台灣政治的做法，是個 「愛台灣」的戒嚴，聽起來是不是好棒棒？</text:span><text:span text:style-name="T3"><text:line-break/><text:line-break/></text:span><text:span text:style-name="T1">我不是說這件事很可能發生，而是要指出其中一個可能性。畢竟台灣的各種所謂制度，終究還是美國說了算，再由走狗實行之，因此主要是不能損害美國利益，次要是最大化走狗集團的利益。前陣子美國前國務卿萊斯說大陸遙控親中勢力顛覆台灣，我看很多人都嗤之以鼻，說萊斯不了解台灣。但我認為重點不在話本身，而是美國放話背後的圖謀。如果議和團的主張獲普遍支持，讓走狗集團們無利可圖了，他們會做什麼？我們得思考各種可能，尤其將最壞的可能及早公諸於世。</text:span></text:p>
      <text:p text:style-name="P2"><text:span text:style-name="T1">陳真   |  2021.11.01 03:48   |   </text:span><text:a xlink:type="simple" xlink:href="http://palinfo.habago.org/Entry?Command=Information_PrintForum&amp;iPage=1#FORUM41178"><text:span text:style-name="T2">#</text:span></text:a></text:p>
      <text:p text:style-name="P4"><text:span text:style-name="T1">謝謝這位同學的留言，我無言以對。跟絕大多數人同樣的狀況，我之無言並不是因為你提出一個難以反駁的論點，而是因為你並沒有提出任何論點。</text:span><text:span text:style-name="T3"><text:line-break/><text:line-break/></text:span><text:span text:style-name="T1">你的留言屬性就像街坊鄰居之間意識流一般的閒聊或八卦，也許充分表達了某種好惡，卻缺乏認知意義。</text:span><text:span text:style-name="T3"><text:line-break/><text:line-break/></text:span><text:span text:style-name="T1">提出任何一種觀點，並不必然需要提供任何因果論證，但是內容與結論之間總得有著某種說服力，而不是恁北喜歡怎麼表就怎麼表，一表三千里。那是一種八卦閒聊或文青告白，而不是有意義的討論。</text:span><text:span text:style-name="T3"><text:line-break/><text:line-break/></text:span><text:span text:style-name="T1">在這方面，我有一種“知識上的美德”，簡單說就是嚴以律己，寬以待人；並不是因為我為人寬厚，而是因為別人如何看待語言、思想或知識，事實上不關我的事，我只在乎自己是否真的知道自己在講什麼，在乎自己和ㄧ己語言、思想或知識之間的關係。因為我知道，在這一點上寬待自己是很可笑的，那無異於自欺欺人。</text:span><text:span text:style-name="T3"><text:line-break/><text:line-break/></text:span><text:span text:style-name="T1">也因此，我對我所思所想很難遇到有效的批評，因為別人不可能會比我更在意自己之所言。</text:span><text:span text:style-name="T3"><text:line-break/><text:line-break/></text:span><text:span text:style-name="T1">一個想法，它在概念上或現實上能夠被追究到何種地步，我就會追究到何種地步；對自己客氣畢竟是荒唐的。我們如果要寬待自己，事實上根本沒有思考或說話的任何必要了。就如同一個嚴肅的科學家不可能對自己的想法有一絲的寬鬆。</text:span><text:span text:style-name="T3"><text:line-break/><text:line-break/></text:span><text:span text:style-name="T1">我所崇拜的法國導演高達說，美國人總喜歡問“What do you mean exactly?” 高達說：“I mean,but not exactly.”</text:span><text:span text:style-name="T3"><text:line-break/><text:line-break/></text:span><text:span text:style-name="T1">我喜歡這段對話，我知道在我所追求的某種思想世界裡頭，並沒有“mean exactly” 這回事，但這不影響我盡可能想辦法趨近它。</text:span><text:span text:style-name="T3"><text:line-break/><text:line-break/></text:span><text:span text:style-name="T1">我同時也相信，不管我說些什麼或寫些什麼，惟有當我能夠說服自己時，它也才有可能取得一些意義，從而也許能夠有了一點微不足道的價值。</text:span><text:span text:style-name="T3"><text:line-break/><text:line-break/></text:span><text:span text:style-name="T1">對我而言，生命有多長，這條究竟之路就該有多長。</text:span></text:p>
      <text:p text:style-name="P2"><text:span text:style-name="T1">田治平   |  2021.11.01 00:30   |   </text:span><text:a xlink:type="simple" xlink:href="http://palinfo.habago.org/Entry?Command=Information_PrintForum&amp;iPage=1#FORUM41177"><text:span text:style-name="T2">#</text:span></text:a></text:p>
      <text:p text:style-name="P3"><text:span text:style-name="T1">不知多久之前,在mobile 01論壇的時事-時事綜合討論區,不時有網友轉貼陳真醫生的文章,才知道這個網站.拜讀許多你的文章,近期才發現有留言板,看完近20頁留言,內心有些警覺,猶豫幾日後決定分享幾點我的看法.若有刺耳之處,煩請見諒.</text:span><text:span text:style-name="T3"><text:line-break/><text:line-break/></text:span><text:span text:style-name="T1">1.巴勒斯坦:</text:span><text:span text:style-name="T3"><text:line-break/><text:line-break/></text:span><text:span text:style-name="T1">我不認為以色列人有錯,因為他們想活下去,也付出許多代價(全民皆兵在周遭敵視國家生存,歷經幾次戰爭仍堅持不懈,但近年政府施政走偏,大體上政府與國人齊心).我想討論阿拉法特,身為巴解組織負責人卻無力壓制內部異聲(哈馬斯),屬於站著茅坑不拉屎角色,領袖無能導致人民倒楣.人無法決定在何處出生,身上許多"枷鎖"是後天家庭、學校、社會教育強行加上.沒本事建立什麼國家? 以前歐美國家有錢有閒還可扯皮條爭取資源,如今國際社會有這條件?</text:span><text:span text:style-name="T3"><text:line-break/><text:line-break/></text:span><text:span text:style-name="T1">木已成舟無力改變,當初不自量力建國的後果需自付,巴勒斯坦人均gdp連以色列零頭都沒有(3235:43711,中國ceic網站資料),試問誰要負最大責任? 這好比台灣的民主化與教改,是好心辦壞事? 還是壞心辦壞事?! 覆巢之下無完卵,才有貴站的訴求.解決問題必須從"源頭"下手,否則只是浪費時間與無病呻吟.</text:span><text:span text:style-name="T3"><text:line-break/><text:line-break/></text:span><text:span text:style-name="T1">若我是巴勒斯坦領導人,先內部對全體國人為過去的錯誤道歉.接著論述未來的各種可能,全體國人依據自由意志做出選擇.是融入以色列的治理;跟隨我遷移到其他阿拉伯國家;還是與以色列繼續敵對? 討論公開甚至電視辯論,不論結果為何,巴勒斯坦都將廢除國號! 接著跟英、美、以色列要巨額遷移經費(合情合理),帶領願意追隨國人到其他阿拉伯國家境內重新開始.巴勒斯坦不到500萬人,這是可行解法(歐洲難民危機,德國共接納120萬難民).然而巴勒斯坦領導人有這智慧與魄力? 故我說德不配位中東版,沒有討論價值.</text:span><text:span text:style-name="T3"><text:line-break/><text:line-break/></text:span><text:span text:style-name="T1">2.中國:</text:span><text:span text:style-name="T3"><text:line-break/><text:line-break/></text:span><text:span text:style-name="T1">人面臨現實無奈無力改變,轉而尋求心靈慰藉.上一代台灣人選擇宗教(轉變騙財騙色、愚民、寄生國家社會);這一代台灣人選擇手機遊戲(觀察電視廣告).陳醫生選擇寄希望於中國,而歷經文革的中國人沒有宗教信仰,選擇寄託於民初人士,在我看來都是悲劇! 婚姻是愛情的墳墓,裡面的人想逃出來,外面的人拼命要進去;許多公司花錢打形象廣告,卻吝嗇對員工好.中國是好的選擇,還是距離產生美感? 每個人要為自己的選擇(人生)負責,但不應該鼓吹他人,因為你不知道自己是否看走眼? 這些年許多中國人離開中國,在其心中國外不見得是天堂,然而中國現況更爛!</text:span><text:span text:style-name="T3"><text:line-break/><text:line-break/></text:span><text:span text:style-name="T1">我始終認為中國是火藥桶,分享這些年的觀察,時間序列或許有誤(因部分事件持續多年).我只看各國底層民眾的人生軌跡,老外說法是"木桶理論".因為有錢人不需要政府過多幫助,底層民眾的人生變化可間接證明各國政府的治國能力.</text:span><text:span text:style-name="T3"><text:line-break/><text:line-break/></text:span><text:span text:style-name="T1">2-1:中國股市泡沫(2007~至今)</text:span><text:span text:style-name="T3"><text:line-break/><text:line-break/></text:span><text:span text:style-name="T1">那段時間中國網站經常看到"天中飛人"詞彙,了解是指跳樓自殺,死者之一是剛出社會的年輕女人,因為周遭(社會)訊息誘惑進入股市,賠光積蓄後選擇結束人生.使我想起台灣經濟奇蹟的全民瘋大家樂/六合彩(1980);陳水扁主政期間雙卡風暴(2005),導致許多人燒炭自殺,超市買木炭需要實名制;人渣黨政府延長股市當沖優惠稅制(2021),讓無數年輕股民被坑殺.</text:span><text:span text:style-name="T3"><text:line-break/><text:line-break/></text:span><text:span text:style-name="T1">2-2:富士康跳樓事件(2010)</text:span><text:span text:style-name="T3"><text:line-break/><text:line-break/></text:span><text:span text:style-name="T1">後續把死亡撫恤金取消,與廠區管理轉移給地方政府,跳樓亂象大幅減少.該事件可討論"一人跳保全家"(指高額撫恤金);地方自殺率高於廠內;許多員工有精神疾病(家庭/社會教育影響?);低薪(這有爭議).</text:span><text:span text:style-name="T3"><text:line-break/><text:line-break/></text:span><text:span text:style-name="T1">2-3:楊改蘭事件(2016)</text:span><text:span text:style-name="T3"><text:line-break/><text:line-break/></text:span><text:span text:style-name="T1">甘肅貧戶因官員因素被取消低保資格,母親楊改蘭(28歲)殺掉4個小孩後服毒自殺,死前對奶奶說:你不懂,你不用救我了,這一次救回來,還有下一次,永遠過不去.這幾個娃不能留給你了.在外打工的先生處理完後事後也服毒自殺,一家八口僅留父親與奶奶.連文革荼毒都能活下來,人生還有什麼檻邁不過去?</text:span><text:span text:style-name="T3"><text:line-break/><text:line-break/></text:span><text:span text:style-name="T1">這事件應該是我首次對共產黨產生嚴重敵意! "盛世中的螻蟻"被官方刪文,中國的盛世誰在乎,我不在乎! 相較台灣社會福利支出占1/4稅收,社會漏洞卻越補越大洞.每年補助線的調整(規則不公平)讓失去補助者埋怨政府,浮濫領補助者依舊存在.台灣社會從自掃門前雪,轉而自私自利到如今的自生自滅.</text:span><text:span text:style-name="T3"><text:line-break/><text:line-break/></text:span><text:span text:style-name="T1">2-4:農民工被欠薪自殺與殺雇主事件(2003~至今)</text:span><text:span text:style-name="T3"><text:line-break/><text:line-break/></text:span><text:span text:style-name="T1">農民工(2.85億,2020年國家統計局)離鄉背井跨省分打工,遇到各種不公平對待(個人判斷是文革餘毒造成的人性扭曲,與改革開放後社會風氣敗壞導致),中國政府解決之道是直接匯錢到民工戶頭避免轉手剝削.台灣也出現公共工程下游包商拿不到錢跑路新聞.</text:span><text:span text:style-name="T3"><text:line-break/><text:line-break/></text:span><text:span text:style-name="T1">2-5:P2P暴雷事件(2015~2018)</text:span><text:span text:style-name="T3"><text:line-break/><text:line-break/></text:span><text:span text:style-name="T1">國家級的龐氏騙局,總理李克強難辭其咎.受害者之一單親母親王倩維權被鎮壓對政府失去信心,留下小孩與父母上吊死殺,遺書告誡小孩好好讀書,長大移民離開中國.中國維穩金費在2011年首度超越軍費支出.不源頭解決問題,不制定公平遊戲規則,而強迫民眾吞下,這樣對嗎?</text:span><text:span text:style-name="T3"><text:line-break/><text:line-break/></text:span><text:span text:style-name="T1">2-6:北京驅逐低端人口(2017~至今)</text:span><text:span text:style-name="T3"><text:line-break/><text:line-break/></text:span><text:span text:style-name="T1">領導定各數字,底下鷹犬使命必達,不管租客如何度過冬天,與後續住宿交通等問題.對比台灣則是新北議員應曉薇要求清潔隊灑水街友(2011聖誕夜).</text:span><text:span text:style-name="T3"><text:line-break/><text:line-break/></text:span><text:span text:style-name="T1">2-7:長租公寓爆雷事件(2018~至今)</text:span><text:span text:style-name="T3"><text:line-break/><text:line-break/></text:span><text:span text:style-name="T1">資本進入租屋市場,房東租客兩頭騙大玩金融槓桿,因新冠疫情暴雷後神隱,大量房東與年輕人受害.廣東某學生畢業後無業貸款一年租金(租金貸),被房東驅趕後選擇跳樓自殺...,中國許多商業創新不是創新,而是玩過去不敢碰的領域! 如同台灣信用卡市場飽和,銀行開發現金卡市場導致雙卡風暴;保險市場飽和,保險公司改玩老人保險(早年老人是拒保戶);銀行賺手續費推銷理財商品,導致雷曼風暴與trf之亂.</text:span><text:span text:style-name="T3"><text:line-break/><text:line-break/></text:span><text:span text:style-name="T1">2-8:中國A片企業化事件(不知何時開始~至今)</text:span><text:span text:style-name="T3"><text:line-break/><text:line-break/></text:span><text:span text:style-name="T1">在"一胎化"錯誤政策下,中國男女性別差約3500萬,大量男性找不到結婚對象.照理來說在中國,女人是稀有資源,然而網路上卻可找到中國企業化經營拍攝A片? 還沒談更多因為經濟(裸貸、校園貸)、社會風氣敗壞(炫富、奢侈)下海的技師(性工作者別稱).日本AV盛行是廣場協議(1985)造成的經濟全面崩潰,與家庭、學校、社會教育全面失敗導致.統計約300萬貧困女子(含單親)為了生存有許多無奈.台灣則是政客虛偽,而網路隨處可見色情廣告,疫情破口之一的萬華尋芳客來自全台.</text:span><text:span text:style-name="T3"><text:line-break/><text:line-break/></text:span><text:span text:style-name="T1">2-9:歐金中事件(2021)</text:span><text:span text:style-name="T3"><text:line-break/><text:line-break/></text:span><text:span text:style-name="T1">中國農村房屋改建爭議多,低價搬遷徵收費就不談.想討論地方政府為了避免麻煩,要求改建需要鄰居同意,導致鄰里出現許多摩擦(有遠見村長在早期制定公平遊戲規則,重點是少數).也是此事件爆發後,中國網友壓倒性聲援兇手,而歐某在10天後"被自殺",地方政府已國家機密為理由不透漏相關案情(地方政府的懸賞通告,內容為提供線索獎勵2萬,發現屍體獎勵5萬,這是鼓勵殺人?!).</text:span><text:span text:style-name="T3"><text:line-break/><text:line-break/></text:span><text:span text:style-name="T1">結論:中國有許多社會問題,我認為是政府應作為但不作為導致! 美國寄生全球,掠奪全球資源是事實,但中國有比較好嗎? 共產黨是照顧中國人,還是說:這是我的地盤,只有我能割這些韭菜? 周處除三害故事中,殺掉蛟龍、猛虎後發現自己是村民口中禍害,周處選擇改過自新.持續關注中國的"共同富裕",若共產黨只改革其他階層而不自清腐肉,這樣的中國是天堂還是地獄? 鼓吹兩岸統一是好的選擇,還是剛出狼窩又入虎口?</text:span><text:span text:style-name="T3"><text:line-break/><text:line-break/></text:span><text:span text:style-name="T1">3.台灣:</text:span><text:span text:style-name="T3"><text:line-break/><text:line-break/></text:span><text:span text:style-name="T1">曾思考人活著目的是啥? 思考多年想不出答案,但可確認不是某天當街友、被車撞死、自殺、酒店陪笑.現況如此表示遊戲規則被破壞,既然如此就重訂公平遊戲規則!</text:span><text:span text:style-name="T3"><text:line-break/><text:line-break/></text:span><text:span text:style-name="T1">曾思考國人應盡的義務有當兵、誠實納稅,那政府應盡的義務是? 思索後認為低標乃提供基本服務,與覆蓋率完善.高標則是做到預警、威嚇、究責、教育、開源節流興利除弊、階級流動等.國家是從上一代開始爛(上一代泛指戰後出生),上一代是從公部門開始爛,公部門是從領袖開始爛.隨著時間過去,透過家庭、學校、社會教育影響,各行各業從上到下都爛了,國家沒救了! 故2018年底確認出手救國,從學生時期就開始自主練兵.</text:span><text:span text:style-name="T3"><text:line-break/><text:line-break/></text:span><text:span text:style-name="T1">把視野拉高,台灣各種社會問題在許多國家都可見.應該說全世界的戰後嬰兒潮沒啥大本事,繼承上一代遺產,掠奪後代子孫未來,使自己的平均壽命快速拉高,卻留下眾多債務與各種社會問題.中國的996、躺平、內捲;台灣則是小確幸、不婚不生;南韓則稱地獄朝鮮;日本是二次元文化興盛;美國則是青春套餐(藥物氾濫、濫交、吸毒、酗酒).言教不如身教,當各國上一代沒做好榜樣,下一代如何自處? 當上一代無法解決自己造成的問題,下一代有能力解決嗎? 若有人能解決,對其也是莫大悲劇.</text:span><text:span text:style-name="T3"><text:line-break/><text:line-break/></text:span><text:span text:style-name="T1">結論:原則上明年過年後,最遲是明年春天,會用自己方式出手救國.練兵多年已有完善解法,但不遮掩對上一代充滿厭惡,隨時間逐漸轉變為仇恨,我堅持給上一代最恐怖的懲罰! 明年且見我用類學校教育的社會教育改變台灣,關鍵字搜索可見我先前發表文章,用局外人與當事者角度評價會比較公允,打破現況大破大立不然只是浪費時間.</text:span><text:span text:style-name="T3"><text:line-break/><text:line-break/></text:span><text:span text:style-name="T1">這是最壞的年代,也是最好的年代.前者意指各國比爛,離三戰不遠矣,後者意指...還好有我!</text:span><text:span text:style-name="T3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